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hatch" draw:fill-hatch-name="Black_20_45_20_Degrees_20_Wide"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008000"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start="Circle" draw:marker-end="Arrow" draw:marker-end-width="0.3cm" draw:textarea-horizontal-align="center" draw:textarea-vertical-align="middle"/>
    </style:style>
    <style:style style:name="gr7" style:family="graphic" style:parent-style-name="standard">
      <style:graphic-properties draw:fill="hatch" draw:fill-hatch-name="Black_20_45_20_Degrees_20_Wid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fo:min-height="1.27cm"/>
    </style:style>
    <style:style style:name="gr11"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dash" draw:stroke-dash="Fine_20_Dashed"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fill="none" draw:auto-grow-height="false" fo:min-height="0.749cm" fo:min-width="0.499cm" fo:wrap-option="no-wrap"/>
    </style:style>
    <style:style style:name="gr14" style:family="graphic" style:parent-style-name="standard">
      <style:graphic-properties draw:fill="none" draw:textarea-horizontal-align="justify" draw:textarea-vertical-align="middle" draw:auto-grow-height="false" draw:shadow="hidden"/>
    </style:style>
    <style:style style:name="gr15" style:family="graphic" style:parent-style-name="standard">
      <style:graphic-properties draw:marker-start="Square" draw:marker-end="Line_20_Arrow" draw:marker-end-width="0.3cm" draw:textarea-horizontal-align="center" draw:textarea-vertical-align="middle"/>
    </style:style>
    <style:style style:name="gr16" style:family="graphic" style:parent-style-name="standard">
      <style:graphic-properties draw:fill="none" draw:fill-hatch-name="Black_20_45_20_Degrees_20_Wide" draw:textarea-horizontal-align="justify" draw:textarea-vertical-align="middle" draw:auto-grow-height="false"/>
    </style:style>
    <style:style style:name="gr17" style:family="graphic" style:parent-style-name="standard">
      <style:graphic-properties draw:fill="none" draw:textarea-horizontal-align="justify" draw:textarea-vertical-align="middle" draw:auto-grow-height="false" fo:min-height="0cm" fo:min-width="0cm" fo:wrap-option="no-wrap"/>
    </style:style>
    <style:style style:name="gr18" style:family="graphic" style:parent-style-name="standard">
      <style:graphic-properties draw:stroke="none" svg:stroke-color="#000000" draw:fill="none" draw:fill-color="#ffffff" fo:min-height="0.587cm"/>
    </style:style>
    <style:style style:name="gr19" style:family="graphic" style:parent-style-name="standard">
      <style:graphic-properties draw:marker-start="Arrow" draw:marker-end="Circle" draw:marker-end-width="0.3cm" draw:textarea-horizontal-align="center" draw:textarea-vertical-align="middle"/>
    </style:style>
    <style:style style:name="gr20" style:family="graphic" style:parent-style-name="standard">
      <style:graphic-properties svg:stroke-color="#000000"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color="#ff0000"/>
    </style:style>
    <style:style style:name="P3" style:family="paragraph">
      <style:paragraph-properties fo:text-align="center"/>
      <style:text-properties fo:font-style="italic" style:font-style-asian="italic" style:font-style-complex="italic"/>
    </style:style>
    <style:style style:name="T1" style:family="text">
      <style:text-properties fo:color="#ff0000"/>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4.765cm" svg:height="23.495cm" svg:x="23.81cm" svg:y="4.645cm">
            <text:p/>
            <draw:enhanced-geometry svg:viewBox="0 0 21600 21600" draw:type="rectangle" draw:enhanced-path="M 0 0 L 21600 0 21600 21600 0 21600 0 0 Z N"/>
          </draw:custom-shape>
          <draw:custom-shape draw:style-name="gr2" draw:text-style-name="P1" draw:id="id1" draw:layer="layout" svg:width="4.445cm" svg:height="1.27cm" svg:x="20.635cm" svg:y="5.915cm">
            <text:p text:style-name="P1">$patient</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1" draw:id="id2" draw:layer="layout" svg:width="4.445cm" svg:height="1.27cm" svg:x="20.636cm" svg:y="10.115cm">
            <text:p text:style-name="P1">$vmr</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3" draw:text-style-name="P1" draw:layer="layout" draw:type="line" svg:x1="22.857cm" svg:y1="7.185cm" svg:x2="22.858cm" svg:y2="10.115cm" draw:start-shape="id1" draw:start-glue-point="2" draw:end-shape="id2" draw:end-glue-point="0" svg:d="m22857 7185 1 2930">
            <text:p text:style-name="P1">vmr</text:p>
          </draw:connector>
          <draw:custom-shape draw:style-name="gr4" draw:text-style-name="P1" draw:id="id3" draw:layer="layout" svg:width="0.635cm" svg:height="0.635cm" svg:x="22.54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22.858cm" svg:y1="4.01cm" svg:x2="22.857cm" svg:y2="5.915cm" draw:start-shape="id3" draw:start-glue-point="8" draw:end-shape="id1" draw:end-glue-point="0" svg:d="m22858 4010-1 1905">
            <text:p/>
          </draw:connector>
          <draw:custom-shape draw:style-name="gr2" draw:text-style-name="P1" draw:id="id8" draw:layer="layout" svg:width="4.447cm" svg:height="1.27cm" svg:x="20.635cm" svg:y="13.515cm">
            <text:p text:style-name="P1">$padCPT</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1" draw:id="id14" draw:layer="layout" svg:width="4.445cm" svg:height="1.27cm" svg:x="20.638cm" svg:y="16.415cm">
            <text:p text:style-name="P1">$adICD9</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1" draw:id="id12" draw:layer="layout" svg:width="4.445cm" svg:height="1.27cm" svg:x="20.639cm" svg:y="20.115cm">
            <text:p text:style-name="P1">$PICorEq</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1" draw:id="id15" draw:layer="layout" svg:width="4.445cm" svg:height="1.27cm" svg:x="20.64cm" svg:y="23.015cm">
            <text:p text:style-name="P1">$iadCPT</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1" draw:id="id16" draw:layer="layout" svg:width="4.445cm" svg:height="1.27cm" svg:x="20.641cm" svg:y="26.015cm">
            <text:p text:style-name="P1">$mnpOR</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6" draw:text-style-name="P1" draw:layer="layout" draw:type="line" svg:x1="25.08cm" svg:y1="6.55cm" svg:x2="39.799cm" svg:y2="9.055cm" draw:start-shape="id1" draw:start-glue-point="7" draw:end-shape="id4" draw:end-glue-point="5" svg:d="m25080 6550 14719 2505">
            <text:p text:style-name="P1">Demographics.age</text:p>
            <text:p text:style-name="P1"/>
            <text:p text:style-name="P1"/>
            <text:p text:style-name="P1"/>
          </draw:connector>
          <draw:g>
            <draw:custom-shape draw:style-name="gr7" draw:text-style-name="P1" draw:id="id4" draw:layer="layout" svg:width="1.356cm" svg:height="1.27cm" svg:x="39.799cm" svg:y="8.42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1" draw:id="id7" draw:layer="layout" svg:width="1cm" svg:height="0.965cm" svg:x="41.225cm" svg:y="11.63cm">
              <text:p text:style-name="P1">18</text:p>
              <draw:enhanced-geometry svg:viewBox="0 0 21600 21600" draw:type="rectangle" draw:enhanced-path="M 0 0 L 21600 0 21600 21600 0 21600 0 0 Z N"/>
            </draw:custom-shape>
            <draw:custom-shape draw:style-name="gr8" draw:text-style-name="P1" draw:id="id5" draw:layer="layout" svg:width="1.905cm" svg:height="1.27cm" svg:x="41.59cm" svg:y="7.82cm">
              <text:p text:style-name="P1">&l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id="id6" draw:layer="layout" svg:width="1cm" svg:height="1cm" svg:x="37.615cm" svg:y="9.325cm">
              <text:p text:style-name="P1">50</text:p>
              <draw:enhanced-geometry svg:viewBox="0 0 21600 21600" draw:mirror-horizontal="false" draw:mirror-vertical="false" draw:type="rectangle" draw:enhanced-path="M 0 0 L 21600 0 21600 21600 0 21600 0 0 Z N"/>
            </draw:custom-shape>
            <draw:connector draw:style-name="gr5" draw:text-style-name="P1" draw:layer="layout" draw:type="line" svg:x1="41.59cm" svg:y1="8.455cm" svg:x2="38.615cm" svg:y2="9.825cm" draw:start-shape="id5" draw:start-glue-point="6" draw:end-shape="id6" draw:end-glue-point="1" svg:d="m41590 8455-2975 1370">
              <text:p/>
            </draw:connector>
            <draw:custom-shape draw:style-name="gr1" draw:text-style-name="P1" draw:layer="layout" svg:width="8.255cm" svg:height="8.255cm" svg:x="36.51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40.434cm" svg:y1="9.69cm" svg:x2="41.725cm" svg:y2="11.63cm" draw:start-shape="id4" draw:start-glue-point="6" draw:end-shape="id7" draw:end-glue-point="0" svg:d="m40434 9690 1291 1940">
              <text:p text:style-name="P1"><text:tab/>&gt;</text:p>
            </draw:connector>
          </draw:g>
          <draw:frame draw:style-name="gr9" draw:text-style-name="P2" draw:layer="layout" svg:width="6.7cm" svg:height="0.962cm" svg:x="37.43cm" svg:y="6.55cm">
            <draw:text-box>
              <text:p><text:span text:style-name="T1">(2 alternatives shown)</text:span></text:p>
            </draw:text-box>
          </draw:frame>
          <draw:frame draw:style-name="gr10" draw:text-style-name="P2" draw:layer="layout" svg:width="5.08cm" svg:height="1.52cm" svg:x="42.86cm" svg:y="3.375cm">
            <draw:text-box>
              <text:p><text:span text:style-name="T1">[Conditions]</text:span></text:p>
            </draw:text-box>
          </draw:frame>
          <draw:frame draw:style-name="gr10" draw:text-style-name="P2" draw:layer="layout" svg:width="5.08cm" svg:height="1.52cm" svg:x="18.26cm" svg:y="4.845cm">
            <draw:text-box>
              <text:p><text:span text:style-name="T1">[RuleVariables]</text:span></text:p>
            </draw:text-box>
          </draw:frame>
          <draw:custom-shape draw:style-name="gr7" draw:text-style-name="P1" draw:id="id9" draw:layer="layout" svg:width="1.356cm" svg:height="1.27cm" svg:x="29.779cm" svg:y="13.535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 draw:text-style-name="P1" draw:id="id10" draw:layer="layout" svg:width="1cm" svg:height="0.965cm" svg:x="34.24cm" svg:y="15.14cm">
            <text:p text:style-name="P1">0</text:p>
            <draw:enhanced-geometry svg:viewBox="0 0 21600 21600" draw:type="rectangle" draw:enhanced-path="M 0 0 L 21600 0 21600 21600 0 21600 0 0 Z N"/>
          </draw:custom-shape>
          <draw:connector draw:style-name="gr3" draw:text-style-name="P1" draw:layer="layout" draw:type="lines" svg:x1="25.082cm" svg:y1="14.15cm" svg:x2="29.779cm" svg:y2="14.17cm" draw:start-shape="id8" draw:start-glue-point="7" draw:end-shape="id9" draw:end-glue-point="5" svg:d="m25082 14150h501l3695 20h501">
            <text:p text:style-name="P1">Size</text:p>
            <text:p text:style-name="P1"/>
          </draw:connector>
          <draw:connector draw:style-name="gr3" draw:text-style-name="P1" draw:layer="layout" draw:type="lines" svg:x1="31.135cm" svg:y1="14.17cm" svg:x2="34.74cm" svg:y2="15.14cm" draw:start-shape="id9" draw:start-glue-point="7" draw:end-shape="id10" draw:end-glue-point="0" svg:d="m31135 14170h502l3103 468v502">
            <text:p text:style-name="P1">&gt;</text:p>
          </draw:connector>
          <draw:custom-shape draw:style-name="gr11" draw:text-style-name="P3" draw:id="id11" draw:layer="layout" svg:width="3.175cm" svg:height="1.27cm" svg:x="33.335cm" svg:y="23.06cm">
            <text:p text:style-name="P1"><text:span text:style-name="T2">isEmp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s" svg:x1="33.335cm" svg:y1="23.695cm" svg:x2="25.084cm" svg:y2="20.75cm" draw:start-shape="id11" draw:start-glue-point="6" draw:end-shape="id12" draw:end-glue-point="7" svg:d="m33335 23695h-527l-7223-2945h-501">
            <text:p/>
          </draw:connector>
          <draw:custom-shape draw:style-name="gr12" draw:text-style-name="P3" draw:id="id13" draw:layer="layout" svg:width="4.679cm" svg:height="1.27cm" svg:x="29.525cm" svg:y="17.98cm">
            <text:p text:style-name="P1"><text:span text:style-name="T2">isEmp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s" svg:x1="29.525cm" svg:y1="18.615cm" svg:x2="25.083cm" svg:y2="17.05cm" draw:start-shape="id13" draw:start-glue-point="6" draw:end-shape="id14" draw:end-glue-point="7" svg:d="m29525 18615h-527l-3414-1565h-501">
            <text:p/>
          </draw:connector>
          <draw:connector draw:style-name="gr5" draw:text-style-name="P1" draw:layer="layout" draw:type="lines" svg:x1="33.335cm" svg:y1="23.695cm" svg:x2="25.085cm" svg:y2="23.65cm" draw:start-shape="id11" draw:start-glue-point="6" draw:end-shape="id15" draw:end-glue-point="7" svg:d="m33335 23695h-527l-7222-45h-501">
            <text:p/>
          </draw:connector>
          <draw:connector draw:style-name="gr5" draw:text-style-name="P1" draw:layer="layout" draw:type="lines" svg:x1="33.335cm" svg:y1="23.695cm" svg:x2="25.086cm" svg:y2="26.65cm" draw:start-shape="id11" draw:start-glue-point="6" draw:end-shape="id16" draw:end-glue-point="7" svg:d="m33335 23695h-527l-7221 2955h-501">
            <text:p/>
          </draw:connector>
          <draw:custom-shape draw:style-name="gr8" draw:text-style-name="P1" draw:id="id23" draw:layer="layout" svg:width="3.175cm" svg:height="1.905cm" svg:x="10.91cm" svg:y="8.32cm">
            <text:p text:style-name="P1">Probl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layer="layout" svg:width="6.985cm" svg:height="3.175cm" svg:x="8.57cm" svg:y="10.795cm">
            <text:p>set</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9" draw:text-style-name="P2" draw:layer="layout" svg:width="4.795cm" svg:height="0.962cm" svg:x="34.605cm" svg:y="17.653cm">
            <draw:text-box>
              <text:p><text:span text:style-name="T1">(negation here)</text:span></text:p>
            </draw:text-box>
          </draw:frame>
          <draw:path draw:style-name="gr14" draw:text-style-name="P1" draw:id="id17" draw:layer="layout" svg:width="1.269cm" svg:height="1.269cm" svg:x="20cm" svg:y="10.995cm" svg:viewBox="0 0 1270 1270" svg:d="m624 0c354 0 625 275 625 635s-271 635-625 635-624-275-624-635 270-635 624-635zm0 189c248 0 438 193 438 446s-190 445-438 445-438-193-438-445 190-446 438-446zm-624-189zm1249 1270zm-395-557 416 424h-416zm0-424zm416 424z">
            <text:p/>
          </draw:path>
          <draw:custom-shape draw:style-name="gr8" draw:text-style-name="P1" draw:id="id25" draw:layer="layout" svg:width="6.985cm" svg:height="1.905cm" svg:x="7.315cm" svg:y="25.94cm">
            <text:p text:style-name="P1">SubstanceAdminEven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layer="layout" svg:width="6.985cm" svg:height="3.175cm" svg:x="8.571cm" svg:y="20.596cm">
            <text:p>set</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gr5" draw:text-style-name="P1" draw:layer="layout" draw:type="line" svg:x1="20cm" svg:y1="11.63cm" svg:x2="12.866cm" svg:y2="12.265cm" draw:start-shape="id17" draw:start-glue-point="3" draw:end-shape="id18" draw:end-glue-point="7" svg:d="m20000 11630-7134 635">
            <text:p/>
          </draw:connector>
          <draw:connector draw:style-name="gr5" draw:text-style-name="P1" draw:layer="layout" draw:type="line" svg:x1="20.635cm" svg:y1="12.265cm" svg:x2="12.309cm" svg:y2="21.59cm" draw:start-shape="id17" draw:start-glue-point="2" draw:end-shape="id19" draw:end-glue-point="4" svg:d="m20635 12265-8326 9325">
            <text:p/>
          </draw:connector>
          <draw:connector draw:style-name="gr15" draw:text-style-name="P1" draw:layer="layout" draw:type="line" svg:x1="20.638cm" svg:y1="17.05cm" svg:x2="15.555cm" svg:y2="12.382cm" draw:start-shape="id14" svg:d="m20638 17050-5083-4668">
            <text:p/>
          </draw:connector>
          <draw:connector draw:style-name="gr15" draw:text-style-name="P1" draw:layer="layout" draw:type="line" svg:x1="20.64cm" svg:y1="23.65cm" svg:x2="15.556cm" svg:y2="22.183cm" draw:start-shape="id15" draw:start-glue-point="5" svg:d="m20640 23650-5084-1467">
            <text:p/>
          </draw:connector>
          <draw:frame draw:style-name="gr10" draw:text-style-name="P2" draw:layer="layout" svg:width="5.08cm" svg:height="1.52cm" svg:x="21.37cm" svg:y="11.815cm">
            <draw:text-box>
              <text:p><text:span text:style-name="T1">[iterate]</text:span></text:p>
            </draw:text-box>
          </draw:frame>
          <draw:frame draw:style-name="gr10" draw:text-style-name="P2" draw:layer="layout" svg:width="5.08cm" svg:height="1.52cm" svg:x="7.935cm" svg:y="13.92cm">
            <draw:text-box>
              <text:p><text:span text:style-name="T1">[aggregate]</text:span></text:p>
            </draw:text-box>
          </draw:frame>
          <draw:frame draw:style-name="gr10" draw:text-style-name="P2" draw:layer="layout" svg:width="5.08cm" svg:height="1.52cm" svg:x="16.825cm" svg:y="23.06cm">
            <draw:text-box>
              <text:p><text:span text:style-name="T1">[binding]</text:span></text:p>
            </draw:text-box>
          </draw:frame>
          <draw:frame draw:style-name="gr10" draw:text-style-name="P2" draw:layer="layout" svg:width="5.08cm" svg:height="1.52cm" svg:x="30.16cm" svg:y="7.82cm">
            <draw:text-box>
              <text:p><text:span text:style-name="T1">[field/slot]</text:span></text:p>
            </draw:text-box>
          </draw:frame>
          <draw:frame draw:style-name="gr10" draw:text-style-name="P2" draw:layer="layout" svg:width="5.08cm" svg:height="1.52cm" svg:x="25.815cm" svg:y="14.455cm">
            <draw:text-box>
              <text:p><text:span text:style-name="T1">[property]</text:span></text:p>
            </draw:text-box>
          </draw:frame>
          <draw:frame draw:style-name="gr10" draw:text-style-name="P2" draw:layer="layout" svg:width="5.08cm" svg:height="1.673cm" svg:x="35.875cm" svg:y="24.33cm">
            <draw:text-box>
              <text:p><text:span text:style-name="T1">[built-in function]</text:span></text:p>
            </draw:text-box>
          </draw:frame>
          <draw:connector draw:style-name="gr6" draw:text-style-name="P1" draw:layer="layout" draw:type="line" svg:x1="13.515cm" svg:y1="6.015cm" svg:x2="17.425cm" svg:y2="3.745cm" draw:start-shape="id20" draw:start-glue-point="10" draw:end-shape="id21" draw:end-glue-point="2" svg:d="m13515 6015 3910-2270">
            <text:p text:style-name="P1">code</text:p>
          </draw:connector>
          <draw:custom-shape draw:style-name="gr8" draw:text-style-name="P1" draw:id="id22" draw:layer="layout" svg:width="2.54cm" svg:height="1.27cm" svg:x="8.135cm" svg:y="2.075cm">
            <text:p text:style-name="P1">2.16....</text:p>
            <draw:enhanced-geometry svg:viewBox="0 0 21600 21600" draw:mirror-horizontal="false" draw:mirror-vertical="false" draw:type="rectangle" draw:enhanced-path="M 0 0 L 21600 0 21600 21600 0 21600 0 0 Z N"/>
          </draw:custom-shape>
          <draw:connector draw:style-name="gr6" draw:text-style-name="P1" draw:layer="layout" draw:type="line" svg:x1="12.245cm" svg:y1="6.015cm" svg:x2="9.405cm" svg:y2="3.345cm" draw:start-shape="id20" draw:start-glue-point="6" draw:end-shape="id22" draw:end-glue-point="2" svg:d="m12245 6015-2840-2670">
            <text:p text:style-name="P1">codeSystem</text:p>
          </draw:connector>
          <draw:custom-shape draw:style-name="gr2" draw:text-style-name="P1" draw:id="id18" draw:layer="layout" svg:width="1.356cm" svg:height="1.27cm" svg:x="11.51cm" svg:y="11.63cm">
            <text:p text:style-name="P1">P</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 draw:text-style-name="P1" draw:layer="layout" draw:type="line" svg:x1="12.498cm" svg:y1="10.225cm" svg:x2="12.145cm" svg:y2="11.63cm" draw:start-shape="id23" draw:start-glue-point="8" draw:end-shape="id18" draw:end-glue-point="4" svg:d="m12498 10225-353 1405">
            <text:p/>
          </draw:connector>
          <draw:custom-shape draw:style-name="gr8" draw:text-style-name="P1" draw:id="id24" draw:layer="layout" svg:width="2.54cm" svg:height="1.27cm" svg:x="12.98cm" svg:y="2.075cm">
            <text:p text:style-name="P1">493.00</text:p>
            <draw:enhanced-geometry svg:viewBox="0 0 21600 21600" draw:type="rectangle" draw:enhanced-path="M 0 0 L 21600 0 21600 21600 0 21600 0 0 Z N"/>
          </draw:custom-shape>
          <draw:custom-shape draw:style-name="gr8" draw:text-style-name="P1" draw:id="id21" draw:layer="layout" svg:width="2.54cm" svg:height="1.27cm" svg:x="16.155cm" svg:y="2.475cm">
            <text:p text:style-name="P1">493.01</text:p>
            <draw:enhanced-geometry svg:viewBox="0 0 21600 21600" draw:mirror-horizontal="false" draw:mirror-vertical="false" draw:type="rectangle" draw:enhanced-path="M 0 0 L 21600 0 21600 21600 0 21600 0 0 Z N"/>
          </draw:custom-shape>
          <draw:connector draw:style-name="gr6" draw:text-style-name="P1" draw:layer="layout" draw:type="line" svg:x1="12.88cm" svg:y1="5.38cm" svg:x2="14.25cm" svg:y2="3.345cm" draw:start-shape="id20" draw:start-glue-point="4" draw:end-shape="id24" draw:end-glue-point="2" svg:d="m12880 5380 1370-2035">
            <text:p text:style-name="P1">code</text:p>
          </draw:connector>
          <draw:custom-shape draw:style-name="gr16" draw:text-style-name="P1" draw:id="id20" draw:layer="layout" svg:width="1.27cm" svg:height="1.27cm" svg:x="12.245cm" svg:y="5.38cm">
            <text:p text:style-name="P1">C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8.255cm" svg:height="4.175cm" svg:x="11.745cm" svg:y="1.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2" draw:layer="layout" svg:width="5.08cm" svg:height="1.52cm" svg:x="20cm" svg:y="1.22cm">
            <draw:text-box>
              <text:p><text:span text:style-name="T1">[OR]</text:span></text:p>
            </draw:text-box>
          </draw:frame>
          <draw:frame draw:style-name="gr10" draw:text-style-name="P2" draw:layer="layout" svg:width="5.08cm" svg:height="1.52cm" svg:x="40.955cm" svg:y="13.92cm">
            <draw:text-box>
              <text:p><text:span text:style-name="T1">[AND]</text:span></text:p>
            </draw:text-box>
          </draw:frame>
          <draw:connector draw:style-name="gr6" draw:text-style-name="P1" draw:layer="layout" draw:type="line" svg:x1="12.498cm" svg:y1="8.32cm" svg:x2="12.88cm" svg:y2="6.65cm" draw:start-shape="id23" draw:start-glue-point="4" draw:end-shape="id20" draw:end-glue-point="8" svg:d="m12498 8320 382-1670">
            <text:p text:style-name="P1">problemCode</text:p>
          </draw:connector>
          <draw:custom-shape draw:style-name="gr2" draw:text-style-name="P1" draw:id="id19" draw:layer="layout" svg:width="1.356cm" svg:height="1.27cm" svg:x="11.674cm" svg:y="21.59cm">
            <text:p text:style-name="P1">S</text:p>
            <draw:enhanced-geometry svg:viewBox="0 0 21600 21600" draw:mirror-vertical="false" draw:mirror-horizontal="false"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5" draw:text-style-name="P1" draw:layer="layout" draw:type="line" svg:x1="10.808cm" svg:y1="25.94cm" svg:x2="12.309cm" svg:y2="22.86cm" draw:start-shape="id25" draw:start-glue-point="4" draw:end-shape="id19" draw:end-glue-point="6" svg:d="m10808 25940 1501-3080">
            <text:p/>
          </draw:connector>
          <draw:connector draw:style-name="gr6" draw:text-style-name="P1" draw:layer="layout" draw:type="line" svg:x1="21.17cm" svg:y1="30.515cm" svg:x2="23.04cm" svg:y2="29.75cm" draw:start-shape="id26" draw:start-glue-point="10" draw:end-shape="id27" draw:end-glue-point="3" svg:d="m21170 30515 1870-765">
            <text:p text:style-name="P1">code</text:p>
          </draw:connector>
          <draw:custom-shape draw:style-name="gr8" draw:text-style-name="P1" draw:id="id28" draw:layer="layout" svg:width="2.54cm" svg:height="1.27cm" svg:x="23.075cm" svg:y="31.15cm">
            <text:p text:style-name="P1">12345</text:p>
            <draw:enhanced-geometry svg:viewBox="0 0 21600 21600" draw:mirror-horizontal="false" draw:mirror-vertical="false" draw:type="rectangle" draw:enhanced-path="M 0 0 L 21600 0 21600 21600 0 21600 0 0 Z N"/>
          </draw:custom-shape>
          <draw:connector draw:style-name="gr6" draw:text-style-name="P1" draw:layer="layout" draw:type="line" svg:x1="20.984cm" svg:y1="30.964cm" svg:x2="23.075cm" svg:y2="31.785cm" draw:start-shape="id26" draw:start-glue-point="9" draw:end-shape="id28" draw:end-glue-point="3" svg:d="m20984 30964 2091 821">
            <text:p text:style-name="P1">codeSystem</text:p>
          </draw:connector>
          <draw:custom-shape draw:style-name="gr8" draw:text-style-name="P1" draw:id="id27" draw:layer="layout" svg:width="2.54cm" svg:height="1.27cm" svg:x="23.04cm" svg:y="29.115cm">
            <text:p text:style-name="P1">abc</text:p>
            <draw:enhanced-geometry svg:viewBox="0 0 21600 21600" draw:mirror-horizontal="false" draw:mirror-vertical="false" draw:type="rectangle" draw:enhanced-path="M 0 0 L 21600 0 21600 21600 0 21600 0 0 Z N"/>
          </draw:custom-shape>
          <draw:connector draw:style-name="gr6" draw:text-style-name="P1" draw:layer="layout" draw:type="line" svg:x1="13.278cm" svg:y1="27.566cm" svg:x2="20.086cm" svg:y2="30.066cm" draw:start-shape="id25" draw:start-glue-point="9" draw:end-shape="id26" draw:end-glue-point="5" svg:d="m13278 27566 6808 2500">
            <text:p text:style-name="P1">substanceAdministrationGeneralPurpose</text:p>
          </draw:connector>
          <draw:custom-shape draw:style-name="gr8" draw:text-style-name="P1" draw:id="id26" draw:layer="layout" svg:width="1.27cm" svg:height="1.27cm" svg:x="19.9cm" svg:y="29.88cm">
            <text:p text:style-name="P1">C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id="id29" draw:layer="layout" svg:width="1.8cm" svg:height="1.27cm" svg:x="3.15cm" svg:y="29.22cm">
            <text:p text:style-name="P1">TIVL</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8.337cm" svg:y1="27.566cm" svg:x2="4.05cm" svg:y2="29.22cm" draw:start-shape="id25" draw:start-glue-point="7" draw:end-shape="id29" draw:end-glue-point="4" svg:d="m8337 27566-4287 1654">
            <text:p text:style-name="P1">administrationTimeInterval</text:p>
          </draw:connector>
          <draw:connector draw:style-name="gr3" draw:text-style-name="P1" draw:layer="layout" draw:type="line" svg:x1="4.687cm" svg:y1="30.304cm" svg:x2="7.247cm" svg:y2="31.795cm" draw:start-shape="id29" draw:start-glue-point="9" draw:end-shape="id30" draw:end-glue-point="0" svg:d="m4687 30304 2560 1491">
            <text:p text:style-name="P1">overlaps</text:p>
          </draw:connector>
          <draw:frame draw:style-name="gr18" draw:text-style-name="P2" draw:layer="layout" svg:width="2.54cm" svg:height="1.673cm" svg:x="7.21cm" svg:y="33.283cm">
            <draw:text-box>
              <text:p><text:span text:style-name="T1">[anon</text:span><text:span text:style-name="T1"><text:line-break/></text:span><text:span text:style-name="T1">literal]</text:span></text:p>
            </draw:text-box>
          </draw:frame>
          <draw:frame draw:style-name="gr10" draw:text-style-name="P2" draw:layer="layout" svg:width="5.08cm" svg:height="1.52cm" svg:x="7.95cm" svg:y="6.582cm">
            <draw:text-box>
              <text:p><text:span text:style-name="T1">[pattern]</text:span></text:p>
            </draw:text-box>
          </draw:frame>
          <draw:frame draw:style-name="gr10" draw:text-style-name="P2" draw:layer="layout" svg:width="5.08cm" svg:height="1.673cm" svg:x="29.54cm" svg:y="11.662cm">
            <draw:text-box>
              <text:p><text:span text:style-name="T1">[anon</text:span><text:span text:style-name="T1"><text:line-break/></text:span><text:span text:style-name="T1">variable]</text:span></text:p>
            </draw:text-box>
          </draw:frame>
          <draw:connector draw:style-name="gr19" draw:text-style-name="P1" draw:layer="layout" draw:type="line" svg:x1="5.532cm" svg:y1="33.735cm" svg:x2="7.247cm" svg:y2="32.43cm" draw:start-shape="id31" draw:start-glue-point="0" draw:end-shape="id30" draw:end-glue-point="2" svg:d="m5532 33735 1715-1305">
            <text:p text:style-name="P1">low</text:p>
          </draw:connector>
          <draw:custom-shape draw:style-name="gr11" draw:text-style-name="P3" draw:layer="layout" svg:width="3.175cm" svg:height="1.27cm" svg:x="18.045cm" svg:y="33.6cm">
            <text:p text:style-name="P1"><text:span text:style-name="T2">toda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27cm" svg:height="1.27cm" svg:x="16.17cm" svg:y="32.23cm">
            <text:p text:style-name="P1">12</text:p>
            <draw:enhanced-geometry svg:viewBox="0 0 21600 21600" draw:mirror-horizontal="false" draw:mirror-vertical="false" draw:type="rectangle" draw:enhanced-path="M 0 0 L 21600 0 21600 21600 0 21600 0 0 Z N"/>
          </draw:custom-shape>
          <draw:custom-shape draw:style-name="gr8" draw:text-style-name="P1" draw:layer="layout" svg:width="1.27cm" svg:height="1.27cm" svg:x="13.265cm" svg:y="31.93cm">
            <text:p text:style-name="P1">day</text:p>
            <draw:enhanced-geometry svg:viewBox="0 0 21600 21600" draw:type="rectangle" draw:enhanced-path="M 0 0 L 21600 0 21600 21600 0 21600 0 0 Z N"/>
          </draw:custom-shape>
          <draw:custom-shape draw:style-name="gr11" draw:text-style-name="P3" draw:id="id32" draw:layer="layout" svg:width="3.175cm" svg:height="1.27cm" svg:x="19.285cm" svg:y="36.14cm">
            <text:p text:style-name="P1"><text:span text:style-name="T2">dateDi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curve" svg:x1="20.873cm" svg:y1="36.14cm" svg:x2="10.425cm" svg:y2="32.647cm" draw:start-shape="id32" draw:start-glue-point="4" draw:end-shape="id33" draw:end-glue-point="1" svg:d="m20873 36140c0-2329-3482-3493-10448-3493">
            <text:p text:style-name="P1">high</text:p>
          </draw:connector>
          <draw:custom-shape draw:style-name="gr1" draw:text-style-name="P1" draw:id="id30" draw:layer="layout" svg:width="0.635cm" svg:height="0.635cm" svg:x="6.93cm" svg:y="31.795cm">
            <text:p/>
            <draw:enhanced-geometry svg:viewBox="0 0 21600 21600" draw:type="rectangle" draw:enhanced-path="M 0 0 L 21600 0 21600 21600 0 21600 0 0 Z N"/>
          </draw:custom-shape>
          <draw:custom-shape draw:style-name="gr1" draw:text-style-name="P1" draw:id="id31" draw:layer="layout" svg:width="0.635cm" svg:height="0.635cm" svg:x="5.215cm" svg:y="33.735cm">
            <text:p/>
            <draw:enhanced-geometry svg:viewBox="0 0 21600 21600" draw:type="rectangle" draw:enhanced-path="M 0 0 L 21600 0 21600 21600 0 21600 0 0 Z N"/>
          </draw:custom-shape>
          <draw:custom-shape draw:style-name="gr20" draw:text-style-name="P1" draw:id="id33" draw:layer="layout" svg:width="0.635cm" svg:height="0.635cm" svg:x="9.79cm" svg:y="32.33cm">
            <text:p/>
            <draw:enhanced-geometry svg:viewBox="0 0 21600 21600" draw:mirror-horizontal="false" draw:mirror-vertical="false" draw:type="rectangle" draw:enhanced-path="M 0 0 L 21600 0 21600 21600 0 21600 0 0 Z N"/>
          </draw:custom-shape>
          <draw:connector draw:style-name="gr6" draw:text-style-name="P1" draw:layer="layout" draw:type="line" svg:x1="7.565cm" svg:y1="32.112cm" svg:x2="10.107cm" svg:y2="32.33cm" draw:start-shape="id30" draw:start-glue-point="1" draw:end-shape="id33" draw:end-glue-point="0" svg:d="m7565 32112 2542 218">
            <text:p text:style-name="P1">high</text:p>
          </draw:connector>
          <draw:custom-shape draw:style-name="gr11" draw:text-style-name="P3" draw:id="id34" draw:layer="layout" svg:width="3.175cm" svg:height="1.27cm" svg:x="1.505cm" svg:y="35.505cm">
            <text:p text:style-name="P1"><text:span text:style-name="T2">toda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curve" svg:x1="3.093cm" svg:y1="35.505cm" svg:x2="5.215cm" svg:y2="34.052cm" draw:start-shape="id34" draw:start-glue-point="4" draw:end-shape="id31" draw:end-glue-point="3" svg:d="m3093 35505c0-969 707-1453 2122-1453">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hatch draw:name="Black_20_45_20_Degrees_20_Wide" draw:display-name="Black 45 Degrees Wide" draw:style="single" draw:color="#000000" draw:distance="0.508cm" draw:rotation="45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quare" svg:viewBox="0 0 10 10" svg:d="m0 0h10v10h-1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55.88cm" fo:page-height="38.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vide Sottara</meta:initial-creator>
    <meta:creation-date>2012-10-30T16:38:54</meta:creation-date>
    <dc:date>2012-10-30T18:02:17</dc:date>
    <dc:creator>Davide Sottara</dc:creator>
    <meta:editing-duration>PT01H07M42S</meta:editing-duration>
    <meta:editing-cycles>7</meta:editing-cycles>
    <meta:generator>OpenOffice.org/3.2$Unix OpenOffice.org_project/320m19$Build-9505</meta:generator>
    <meta:document-statistic meta:object-count="89"/>
  </office:meta>
</office:document-meta>
</file>